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5D0000003D6E04518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80808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dash" draw:stroke-dash="Dash_20_2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</style:style>
    <style:style style:name="P4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0.903cm"/>
          <style:tab-stop style:position="1.195cm"/>
          <style:tab-stop style:position="2.442cm"/>
          <style:tab-stop style:position="3.69cm"/>
          <style:tab-stop style:position="4.938cm"/>
          <style:tab-stop style:position="6.186cm"/>
          <style:tab-stop style:position="7.434cm"/>
          <style:tab-stop style:position="8.682cm"/>
          <style:tab-stop style:position="9.93cm"/>
          <style:tab-stop style:position="11.178cm"/>
          <style:tab-stop style:position="12.426cm"/>
          <style:tab-stop style:position="13.674cm"/>
          <style:tab-stop style:position="14.971cm"/>
          <style:tab-stop style:position="16.17cm"/>
          <style:tab-stop style:position="17.418cm"/>
          <style:tab-stop style:position="18.666cm"/>
          <style:tab-stop style:position="19.914cm"/>
          <style:tab-stop style:position="21.162cm"/>
          <style:tab-stop style:position="22.41cm"/>
          <style:tab-stop style:position="23.658cm"/>
          <style:tab-stop style:position="24.906cm"/>
          <style:tab-stop style:position="24.91cm"/>
          <style:tab-stop style:position="26.158cm"/>
          <style:tab-stop style:position="27.406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/>
    </style:style>
    <style:style style:name="T1" style:family="text">
      <style:text-properties fo:color="#333333" style:text-position="0% 100%" fo:font-family="Arial" style:font-family-generic="swiss" style:font-pitch="variable" fo:font-size="20pt" fo:language="es" fo:country="ES" style:font-family-asian="'Arial Unicode MS'" style:font-pitch-asian="variable" style:font-size-asian="20pt" style:font-family-complex="'Arial Unicode MS'" style:font-pitch-complex="variable" style:font-size-complex="20pt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.658cm" svg:height="1.001cm" svg:x="22.742cm" svg:y="5.785cm">
          <draw:image xlink:href="Pictures/100000000000005D0000003D6E045184.png" xlink:type="simple" xlink:show="embed" xlink:actuate="onLoad">
            <text:p/>
          </draw:image>
        </draw:frame>
        <draw:custom-shape draw:style-name="gr2" draw:text-style-name="P2" draw:layer="layout" svg:width="3.4cm" svg:height="2.999cm" svg:x="21.803cm" svg:y="4.58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3.4cm" svg:height="2.999cm" svg:x="22.001cm" svg:y="12.3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2.399cm" svg:height="7.403cm" svg:x="23.399cm" svg:y="6.385cm">
          <text:p/>
          <draw:enhanced-geometry svg:viewBox="0 0 2201 7001" draw:type="non-primitive" draw:enhanced-path="M 0 0 A C 2200 3200 200 7000 200 7000 A N"/>
        </draw:custom-shape>
        <draw:custom-shape draw:style-name="gr3" draw:text-style-name="P2" draw:layer="layout" svg:width="2.2cm" svg:height="8.202cm" svg:x="23.968cm" svg:y="6.186cm">
          <text:p/>
          <draw:enhanced-geometry svg:viewBox="0 0 2201 8201" draw:type="non-primitive" draw:enhanced-path="M 0 0 A C 2200 3749 200 8200 200 8200 A N"/>
        </draw:custom-shape>
        <draw:custom-shape draw:style-name="gr3" draw:text-style-name="P2" draw:layer="layout" svg:width="2.201cm" svg:height="8.202cm" svg:x="22.799cm" svg:y="6.186cm">
          <text:p/>
          <draw:enhanced-geometry svg:viewBox="0 0 2201 8201" draw:type="non-primitive" draw:enhanced-path="M 0 0 A C 2200 3749 200 8200 200 8200 A N"/>
        </draw:custom-shape>
        <draw:custom-shape draw:style-name="gr4" draw:text-style-name="P2" draw:layer="layout" svg:width="6.491cm" svg:height="1.61cm" svg:x="13.111cm" svg:y="5.176cm">
          <text:list text:style-name="L1">
            <text:list-header>
              <text:p text:style-name="P3"><text:span text:style-name="T1">Content negotia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603cm" svg:y1="6.45cm" svg:x2="21.401cm" svg:y2="6.335cm">
          <text:p/>
        </draw:line>
        <draw:custom-shape draw:style-name="gr2" draw:text-style-name="P2" draw:layer="layout" svg:width="0.401cm" svg:height="2.8cm" svg:x="10.999cm" svg:y="4.98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2" draw:layer="layout" svg:width="8.418cm" svg:height="2.412cm" svg:x="4.001cm" svg:y="5.172cm">
          <text:list text:style-name="L1">
            <text:list-header>
              <text:p text:style-name="P4"><text:span text:style-name="T1">Human</text:span><text:span text:style-name="T1"><text:tab/></text:span><text:span text:style-name="T1"><text:tab/></text:span><text:span text:style-name="T1"><text:tab/></text:span><text:span text:style-name="T1">HTML </text:span></text:p>
              <text:p text:style-name="P5"><text:span text:style-name="T1"/></text:p>
              <text:p text:style-name="P4"><text:span text:style-name="T1">Computer</text:span><text:span text:style-name="T1"><text:tab/></text:span><text:span text:style-name="T1"><text:tab/></text:span><text:span text:style-name="T1">RDF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658cm" svg:height="1.001cm" svg:x="22.601cm" svg:y="13.784cm">
          <draw:image xlink:href="Pictures/100000000000005D0000003D6E04518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26cm" draw:distance="0.026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2-14T12:17:08</meta:creation-date>
    <dc:date>2013-02-14T12:19:30</dc:date>
    <dc:creator>Mikel Aranguren</dc:creator>
    <meta:editing-duration>P0D</meta:editing-duration>
    <meta:editing-cycles>1</meta:editing-cycles>
    <meta:document-statistic meta:object-count="34"/>
    <meta:generator>LibreOffice/3.5$Linux_X86_64 LibreOffice_project/350m1$Build-2</meta:generator>
  </office:meta>
</office:document-meta>
</file>